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4.198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4.4cm" svg:height="0.729cm" svg:x="8cm" svg:y="16.998cm">
          <draw:text-box>
            <text:p text:style-name="P1"><text:span text:style-name="T28">Auth_Sign</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4-04T00:26:10.135683860</dc:date>
    <meta:editing-duration>P14DT11H3M36S</meta:editing-duration>
    <meta:editing-cycles>440</meta:editing-cycles>
    <meta:document-statistic meta:object-count="1114"/>
  </office:meta>
</office:document-meta>
</file>